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1.07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6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c9211e"/>
    </style:style>
    <style:style style:name="ce7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e300e3"/>
    </style:style>
    <style:style style:name="ce8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ff"/>
    </style:style>
    <style:style style:name="ce9" style:family="table-cell" style:parent-style-name="Default">
      <style:table-cell-properties fo:background-color="#bababa" style:text-align-source="fix" style:repeat-content="false" fo:border="0.74pt solid #000000"/>
      <style:paragraph-properties fo:text-align="center" fo:margin-left="0cm"/>
      <style:text-properties fo:color="#00ff00"/>
    </style:style>
    <style:style style:name="ce10" style:family="table-cell" style:parent-style-name="Default">
      <style:table-cell-properties fo:border="none"/>
    </style:style>
    <style:style style:name="ce19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/>
    </style:style>
    <style:style style:name="ce12" style:family="table-cell" style:parent-style-name="Default">
      <style:table-cell-properties fo:background-color="#ffff00" style:cell-protect="protected" style:print-content="true"/>
    </style:style>
    <style:style style:name="ce13" style:family="table-cell" style:parent-style-name="Default">
      <style:table-cell-properties fo:background-color="#ffff00"/>
    </style:style>
    <style:style style:name="ce24" style:family="table-cell" style:parent-style-name="Default" style:data-style-name="N108"/>
    <style:style style:name="ce14" style:family="table-cell" style:parent-style-name="Default">
      <style:table-cell-properties fo:background-color="#00ff00" style:cell-protect="protected" style:print-content="true" fo:border="0.74pt solid #000000"/>
    </style:style>
    <style:style style:name="ce15" style:family="table-cell" style:parent-style-name="Default">
      <style:table-cell-properties style:cell-protect="protected" style:print-content="true" fo:border="0.74pt solid #000000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color="#ca00ca" fo:font-weight="bold" style:font-weight-asian="bold" style:font-weight-complex="bold"/>
    </style:style>
    <style:style style:name="ce28" style:family="table-cell" style:parent-style-name="Default" style:data-style-name="N107">
      <style:table-cell-properties fo:border="0.74pt solid #000000"/>
      <style:text-properties fo:color="#ca00ca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3.027cm" svg:height="8.975cm" svg:x="0.837cm" svg:y="4.083cm">
            <draw:object draw:notify-on-update-of-ranges="Arkusz1.N1:Arkusz1.V1 Arkusz1.N2:Arkusz1.V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016cm" svg:height="8.994cm" svg:x="13.824cm" svg:y="4.083cm">
            <draw:object draw:notify-on-update-of-ranges="Arkusz1.N5:Arkusz1.V5 Arkusz1.N6:Arkusz1.V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12" table:default-cell-style-name="Default"/>
        <table:table-column table:style-name="co3" table:number-columns-repeated="14" table:default-cell-style-name="Default"/>
        <table:table-column table:style-name="co1" table:number-columns-repeated="985" table:default-cell-style-name="Default"/>
        <table:table-row table:style-name="ro1">
          <table:table-cell table:style-name="ce5"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7"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9/24=</text:p>
          </table:table-cell>
          <table:table-cell table:style-name="ce11" table:formula="of:=9/24" office:value-type="float" office:value="0.375" calcext:value-type="float">
            <text:p>0,375</text:p>
          </table:table-cell>
          <table:table-cell table:style-name="ce11" table:formula="of:=24-9" office:value-type="float" office:value="15" calcext:value-type="float">
            <text:p>15</text:p>
          </table:table-cell>
          <table:table-cell table:style-name="ce11"/>
          <table:table-cell table:style-name="ce15" office:value-type="float" office:value="0" calcext:value-type="float">
            <text:p>0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4]" office:value-type="float" office:value="3.44444444444444" calcext:value-type="float">
            <text:p>3,44444444444444</text:p>
          </table:table-cell>
          <table:table-cell table:style-name="ce15" table:formula="of:=[.K3]" office:value-type="float" office:value="0.5625" calcext:value-type="float">
            <text:p>0,5625</text:p>
          </table:table-cell>
          <table:table-cell table:style-name="ce15" table:formula="of:=[.K2]" office:value-type="float" office:value="0.375" calcext:value-type="float">
            <text:p>0,37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9/16=</text:p>
          </table:table-cell>
          <table:table-cell table:style-name="ce11" table:formula="of:=9/16" office:value-type="float" office:value="0.5625" calcext:value-type="float">
            <text:p>0,5625</text:p>
          </table:table-cell>
          <table:table-cell table:style-name="ce11" table:formula="of:=16-9" office:value-type="float" office:value="7" calcext:value-type="float">
            <text:p>7</text:p>
          </table:table-cell>
          <table:table-cell table:style-name="ce11" table:number-columns-repeated="10"/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office:value-type="string" calcext:value-type="string">
            <text:p>d1/0</text:p>
          </table:table-cell>
          <table:table-cell table:style-name="ce12" office:value-type="string" calcext:value-type="string">
            <text:p>9/9+fix=</text:p>
          </table:table-cell>
          <table:table-cell table:style-name="ce12" table:formula="of:=1+[.M4]" office:value-type="float" office:value="3.44444444444444" calcext:value-type="float">
            <text:p>3,44444444444444</text:p>
          </table:table-cell>
          <table:table-cell table:style-name="ce12" office:value-type="float" office:value="0" calcext:value-type="float">
            <text:p>0</text:p>
          </table:table-cell>
          <table:table-cell table:style-name="ce11" table:formula="of:=([.L2]+[.L3])/9" office:value-type="float" office:value="2.44444444444444" calcext:value-type="float">
            <text:p>2,44444444444444</text:p>
          </table:table-cell>
          <table:table-cell table:style-name="ce11" table:number-columns-repeated="9"/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table:style-name="ce11" table:number-columns-repeated="4"/>
          <table:table-cell table:style-name="ce11" table:formula="of:=9*[.K4]+16*[.K3]+24*[.K2]" office:value-type="float" office:value="49" calcext:value-type="float">
            <text:p>49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0.1" calcext:value-type="float">
            <text:p>0,1</text:p>
          </table:table-cell>
          <table:table-cell table:formula="of:=24-24*[.K6]" office:value-type="float" office:value="21.6" calcext:value-type="float">
            <text:p>21,6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8]" office:value-type="float" office:value="4.82222222222222" calcext:value-type="float">
            <text:p>4,82222222222222</text:p>
          </table:table-cell>
          <table:table-cell table:style-name="ce16" table:formula="of:=[.K7]" office:value-type="float" office:value="0.2" calcext:value-type="float">
            <text:p>0,2</text:p>
          </table:table-cell>
          <table:table-cell table:style-name="ce16" table:formula="of:=[.K6]" office:value-type="float" office:value="0.1" calcext:value-type="float">
            <text:p>0,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5"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2" calcext:value-type="float">
            <text:p>0,2</text:p>
          </table:table-cell>
          <table:table-cell table:formula="of:=16-16*[.K7]" office:value-type="float" office:value="12.8" calcext:value-type="float">
            <text:p>12,8</text:p>
          </table:table-cell>
          <table:table-cell table:number-columns-repeated="1012"/>
        </table:table-row>
        <table:table-row table:style-name="ro1">
          <table:table-cell table:number-columns-repeated="7" table:style-name="ce6" office:value-type="float" office:value="3" calcext:value-type="float">
            <text:p>3</text:p>
          </table:table-cell>
          <table:table-cell table:style-name="ce5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8]" office:value-type="float" office:value="4.82222222222222" calcext:value-type="float">
            <text:p>4,82222222222222</text:p>
          </table:table-cell>
          <table:table-cell table:style-name="ce13" office:value-type="float" office:value="0" calcext:value-type="float">
            <text:p>0</text:p>
          </table:table-cell>
          <table:table-cell table:formula="of:=([.L6]+[.L7])/9" office:value-type="float" office:value="3.82222222222222" calcext:value-type="float">
            <text:p>3,8222222222222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ce10"/>
          <table:table-cell table:number-columns-repeated="4"/>
          <table:table-cell table:formula="of:=9*[.K8]+16*[.K7]+24*[.K6]" office:value-type="float" office:value="49" calcext:value-type="float">
            <text:p>49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6"/>
          <table:table-cell office:value-type="string" calcext:value-type="string">
            <text:p>If the initial density is not 0.5, then for many sets of weights the truncations below zero and above 1 do not balance each other, and the mean then tends to 0.5</text:p>
          </table:table-cell>
          <table:table-cell table:number-columns-repeated="997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2" calcext:value-type="float">
            <text:p>-0,2</text:p>
          </table:table-cell>
          <table:table-cell table:style-name="ce24" table:formula="of:=24-24*[.K31]" office:value-type="float" office:value="28.8" calcext:value-type="float">
            <text:p>28,8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31]" office:value-type="float" office:value="-0.2" calcext:value-type="float">
            <text:p>-0,2</text:p>
          </table:table-cell>
          <table:table-cell table:style-name="ce16" table:formula="of:=[.K32]" office:value-type="float" office:value="-0.05" calcext:value-type="float">
            <text:p>-0,05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3]" office:value-type="float" office:value="6.06666666666667" calcext:value-type="float">
            <text:p>6,06666666666667</text:p>
          </table:table-cell>
          <table:table-cell table:style-name="ce16" table:formula="of:=[.K32]" office:value-type="float" office:value="-0.05" calcext:value-type="float">
            <text:p>-0,05</text:p>
          </table:table-cell>
          <table:table-cell table:style-name="ce16" table:formula="of:=[.K31]" office:value-type="float" office:value="-0.2" calcext:value-type="float">
            <text:p>-0,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-0.05" calcext:value-type="float">
            <text:p>-0,05</text:p>
          </table:table-cell>
          <table:table-cell table:style-name="ce24" table:formula="of:=16-16*[.K32]" office:value-type="float" office:value="16.8" calcext:value-type="float">
            <text:p>16,800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33]" office:value-type="float" office:value="6.06666666666667" calcext:value-type="float">
            <text:p>6,06666666666667</text:p>
          </table:table-cell>
          <table:table-cell table:style-name="ce13" office:value-type="float" office:value="0" calcext:value-type="float">
            <text:p>0</text:p>
          </table:table-cell>
          <table:table-cell table:formula="of:=([.L31]+[.L32])/9" office:value-type="float" office:value="5.06666666666667" calcext:value-type="float">
            <text:p>5,0666666666666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4" table:formula="of:=9*[.K33]+16*[.K32]+24*[.K31]" office:value-type="float" office:value="49" calcext:value-type="float">
            <text:p>49,000</text:p>
          </table:table-cell>
          <table:table-cell table:number-columns-repeated="1011"/>
        </table:table-row>
        <table:table-row table:style-name="ro1">
          <table:table-cell table:number-columns-repeated="26"/>
          <table:table-cell office:value-type="string" calcext:value-type="string">
            <text:p>If the initial density is not 0.5, then for many sets of weights the truncations below zero and above 1 do not balance each other, and the mean then tends to 0.5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4" calcext:value-type="float">
            <text:p>-0,4</text:p>
          </table:table-cell>
          <table:table-cell table:style-name="ce24" table:formula="of:=24-24*[.K37]" office:value-type="float" office:value="33.6" calcext:value-type="float">
            <text:p>33,6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table:formula="of:=[.K37]" office:value-type="float" office:value="-0.4" calcext:value-type="float">
            <text:p>-0,4</text:p>
          </table:table-cell>
          <table:table-cell table:style-name="ce16" table:formula="of:=[.K38]" office:value-type="float" office:value="-0.1" calcext:value-type="float">
            <text:p>-0,1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9]" office:value-type="float" office:value="6.68888888888889" calcext:value-type="float">
            <text:p>6,68888888888889</text:p>
          </table:table-cell>
          <table:table-cell table:style-name="ce16" table:formula="of:=[.K38]" office:value-type="float" office:value="-0.1" calcext:value-type="float">
            <text:p>-0,1</text:p>
          </table:table-cell>
          <table:table-cell table:style-name="ce16" table:formula="of:=[.K37]" office:value-type="float" office:value="-0.4" calcext:value-type="float">
            <text:p>-0,4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-0.1" calcext:value-type="float">
            <text:p>-0,1</text:p>
          </table:table-cell>
          <table:table-cell table:style-name="ce24" table:formula="of:=16-16*[.K38]" office:value-type="float" office:value="17.6" calcext:value-type="float">
            <text:p>17,600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39]" office:value-type="float" office:value="6.68888888888889" calcext:value-type="float">
            <text:p>6,68888888888889</text:p>
          </table:table-cell>
          <table:table-cell table:style-name="ce13" office:value-type="float" office:value="0" calcext:value-type="float">
            <text:p>0</text:p>
          </table:table-cell>
          <table:table-cell table:formula="of:=([.L37]+[.L38])/9" office:value-type="float" office:value="5.68888888888889" calcext:value-type="float">
            <text:p>5,68888888888889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4" table:formula="of:=9*[.K39]+16*[.K38]+24*[.K37]" office:value-type="float" office:value="49" calcext:value-type="float">
            <text:p>49,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333333333333333" calcext:value-type="float">
            <text:p>-0,333333333333333</text:p>
          </table:table-cell>
          <table:table-cell table:style-name="ce24" table:formula="of:=24-24*[.K43]" office:value-type="float" office:value="32" calcext:value-type="float">
            <text:p>32,0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8" table:formula="of:=[.K43]" office:value-type="float" office:value="-0.333333333333333" calcext:value-type="float">
            <text:p>-0,3</text:p>
          </table:table-cell>
          <table:table-cell table:style-name="ce16" table:formula="of:=[.K44]" office:value-type="float" office:value="0.1" calcext:value-type="float">
            <text:p>0,1</text:p>
          </table:table-cell>
          <table:table-cell table:style-name="ce16" table:formula="of:=[.K45]" office:value-type="float" office:value="6.15555555555556" calcext:value-type="float">
            <text:p>6,15555555555556</text:p>
          </table:table-cell>
          <table:table-cell table:style-name="ce16" table:formula="of:=[.K45]" office:value-type="float" office:value="6.15555555555556" calcext:value-type="float">
            <text:p>6,15555555555556</text:p>
          </table:table-cell>
          <table:table-cell table:style-name="ce16" table:formula="of:=[.K45]" office:value-type="float" office:value="6.15555555555556" calcext:value-type="float">
            <text:p>6,15555555555556</text:p>
          </table:table-cell>
          <table:table-cell table:style-name="ce16" table:formula="of:=[.K44]" office:value-type="float" office:value="0.1" calcext:value-type="float">
            <text:p>0,1</text:p>
          </table:table-cell>
          <table:table-cell table:style-name="ce28" table:formula="of:=[.K43]" office:value-type="float" office:value="-0.333333333333333" calcext:value-type="float">
            <text:p>-0,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1" calcext:value-type="float">
            <text:p>0,1</text:p>
          </table:table-cell>
          <table:table-cell table:style-name="ce24" table:formula="of:=16-16*[.K44]" office:value-type="float" office:value="14.4" calcext:value-type="float">
            <text:p>14,400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45]" office:value-type="float" office:value="6.15555555555556" calcext:value-type="float">
            <text:p>6,15555555555556</text:p>
          </table:table-cell>
          <table:table-cell table:style-name="ce13" office:value-type="float" office:value="0" calcext:value-type="float">
            <text:p>0</text:p>
          </table:table-cell>
          <table:table-cell table:formula="of:=([.L43]+[.L44])/9" office:value-type="float" office:value="5.15555555555556" calcext:value-type="float">
            <text:p>5,155555555555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4" table:formula="of:=9*[.K45]+16*[.K44]+24*[.K43]" office:value-type="float" office:value="49" calcext:value-type="float">
            <text:p>49,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6" calcext:value-type="float">
            <text:p>-0,6</text:p>
          </table:table-cell>
          <table:table-cell table:style-name="ce24" table:formula="of:=24-24*[.K50]" office:value-type="float" office:value="38.4" calcext:value-type="float">
            <text:p>38,4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8" table:formula="of:=[.K50]" office:value-type="float" office:value="-0.6" calcext:value-type="float">
            <text:p>-0,6</text:p>
          </table:table-cell>
          <table:table-cell table:style-name="ce16" table:formula="of:=[.K51]" office:value-type="float" office:value="0.61" calcext:value-type="float">
            <text:p>0,61</text:p>
          </table:table-cell>
          <table:table-cell table:style-name="ce16" table:formula="of:=[.K52]" office:value-type="float" office:value="5.96" calcext:value-type="float">
            <text:p>5,96</text:p>
          </table:table-cell>
          <table:table-cell table:style-name="ce16" table:formula="of:=[.K52]" office:value-type="float" office:value="5.96" calcext:value-type="float">
            <text:p>5,96</text:p>
          </table:table-cell>
          <table:table-cell table:style-name="ce16" table:formula="of:=[.K52]" office:value-type="float" office:value="5.96" calcext:value-type="float">
            <text:p>5,96</text:p>
          </table:table-cell>
          <table:table-cell table:style-name="ce16" table:formula="of:=[.K51]" office:value-type="float" office:value="0.61" calcext:value-type="float">
            <text:p>0,61</text:p>
          </table:table-cell>
          <table:table-cell table:style-name="ce28" table:formula="of:=[.K50]" office:value-type="float" office:value="-0.6" calcext:value-type="float">
            <text:p>-0,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61" calcext:value-type="float">
            <text:p>0,61</text:p>
          </table:table-cell>
          <table:table-cell table:style-name="ce24" table:formula="of:=16-16*[.K51]" office:value-type="float" office:value="6.24" calcext:value-type="float">
            <text:p>6,240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52]" office:value-type="float" office:value="5.96" calcext:value-type="float">
            <text:p>5,96</text:p>
          </table:table-cell>
          <table:table-cell table:style-name="ce13" office:value-type="float" office:value="0" calcext:value-type="float">
            <text:p>0</text:p>
          </table:table-cell>
          <table:table-cell table:formula="of:=([.L50]+[.L51])/9" office:value-type="float" office:value="4.96" calcext:value-type="float">
            <text:p>4,9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4" table:formula="of:=9*[.K52]+16*[.K51]+24*[.K50]" office:value-type="float" office:value="49" calcext:value-type="float">
            <text:p>49,000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9" office:value-type="string" calcext:value-type="string">
            <text:p>D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lost in weights</text:p>
          </table:table-cell>
          <table:table-cell table:style-name="ce19" office:value-type="string" calcext:value-type="string">
            <text:p>fix &amp; check</text:p>
          </table:table-cell>
          <table:table-cell table:style-name="ce14" office:value-type="float" office:value="-4" calcext:value-type="float">
            <text:p>-4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3</text:p>
          </table:table-cell>
          <table:table-cell office:value-type="string" calcext:value-type="string">
            <text:p>w for d3</text:p>
          </table:table-cell>
          <table:table-cell office:value-type="float" office:value="-0.3" calcext:value-type="float">
            <text:p>-0,3</text:p>
          </table:table-cell>
          <table:table-cell table:style-name="ce24" table:formula="of:=24-24*[.K57]" office:value-type="float" office:value="31.2" calcext:value-type="float">
            <text:p>31,200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28" table:formula="of:=[.K57]" office:value-type="float" office:value="-0.3" calcext:value-type="float">
            <text:p>-0,3</text:p>
          </table:table-cell>
          <table:table-cell table:style-name="ce16" table:formula="of:=[.K58]" office:value-type="float" office:value="0.1" calcext:value-type="float">
            <text:p>0,1</text:p>
          </table:table-cell>
          <table:table-cell table:style-name="ce16" table:formula="of:=[.K59]" office:value-type="float" office:value="6.06666666666667" calcext:value-type="float">
            <text:p>6,06666666666667</text:p>
          </table:table-cell>
          <table:table-cell table:style-name="ce16" table:formula="of:=[.K59]" office:value-type="float" office:value="6.06666666666667" calcext:value-type="float">
            <text:p>6,06666666666667</text:p>
          </table:table-cell>
          <table:table-cell table:style-name="ce16" table:formula="of:=[.K59]" office:value-type="float" office:value="6.06666666666667" calcext:value-type="float">
            <text:p>6,06666666666667</text:p>
          </table:table-cell>
          <table:table-cell table:style-name="ce16" table:formula="of:=[.K58]" office:value-type="float" office:value="0.1" calcext:value-type="float">
            <text:p>0,1</text:p>
          </table:table-cell>
          <table:table-cell table:style-name="ce28" table:formula="of:=[.K57]" office:value-type="float" office:value="-0.3" calcext:value-type="float">
            <text:p>-0,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string" calcext:value-type="string">
            <text:p>d2</text:p>
          </table:table-cell>
          <table:table-cell office:value-type="string" calcext:value-type="string">
            <text:p>w for d2</text:p>
          </table:table-cell>
          <table:table-cell office:value-type="float" office:value="0.1" calcext:value-type="float">
            <text:p>0,1</text:p>
          </table:table-cell>
          <table:table-cell table:style-name="ce24" table:formula="of:=16-16*[.K58]" office:value-type="float" office:value="14.4" calcext:value-type="float">
            <text:p>14,400</text:p>
          </table:table-cell>
          <table:table-cell table:number-columns-repeated="1012"/>
        </table:table-row>
        <table:table-row table:style-name="ro1">
          <table:table-cell table:number-columns-repeated="8"/>
          <table:table-cell office:value-type="string" calcext:value-type="string">
            <text:p>d1/0</text:p>
          </table:table-cell>
          <table:table-cell table:style-name="ce13" office:value-type="string" calcext:value-type="string">
            <text:p>w for d1 and d0</text:p>
          </table:table-cell>
          <table:table-cell table:style-name="ce13" table:formula="of:=1+[.M59]" office:value-type="float" office:value="6.06666666666667" calcext:value-type="float">
            <text:p>6,06666666666667</text:p>
          </table:table-cell>
          <table:table-cell table:style-name="ce13" office:value-type="float" office:value="0" calcext:value-type="float">
            <text:p>0</text:p>
          </table:table-cell>
          <table:table-cell table:formula="of:=([.L57]+[.L58])/9" office:value-type="float" office:value="5.06666666666667" calcext:value-type="float">
            <text:p>5,06666666666667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numerically semi stable weights</text:p>
          </table:table-cell>
          <table:table-cell/>
          <table:table-cell table:style-name="ce24" table:formula="of:=9*[.K59]+16*[.K58]+24*[.K57]" office:value-type="float" office:value="49" calcext:value-type="float">
            <text:p>49,000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0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0T14:57:10.841351869</meta:creation-date>
    <dc:date>2025-11-20T22:10:08.864583426</dc:date>
    <meta:editing-duration>PT1H37M7S</meta:editing-duration>
    <meta:editing-cycles>8</meta:editing-cycles>
    <meta:generator>LibreOffice/7.3.7.2$Linux_X86_64 LibreOffice_project/30$Build-2</meta:generator>
    <meta:document-statistic meta:table-count="1" meta:cell-count="3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8cm" svg:height="8.976cm" xlink:href=".." xlink:type="simple" chart:class="chart:scatter" chart:style-name="ch1">
        <chart:plot-area chart:style-name="ch2" table:cell-range-address="Arkusz1.N1:Arkusz1.V2" svg:x="0.26cm" svg:y="0.179cm" svg:width="12.508cm" svg:height="8.618cm">
          <chart:coordinate-region svg:x="0.407cm" svg:y="0.379cm" svg:width="12.267cm" svg:height="7.77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2:Arkusz1.V2" chart:class="chart:scatter">
            <chart:domain table:cell-range-address="Arkusz1.N1:Arkusz1.V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1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1:Arkusz1.V1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2:Arkusz1.V2</svg:desc>
                </draw:g>
              </table:table-cell>
              <table:table-cell office:value-type="float" office:value="0.375">
                <text:p>0.375</text:p>
              </table:table-cell>
              <table:table-cell office:value-type="float" office:value="0.5625">
                <text:p>0.5625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0.5625">
                <text:p>0.5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ca00ca" draw:fill-color="#ca00ca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17cm" svg:height="8.995cm" xlink:href=".." xlink:type="simple" chart:class="chart:scatter" chart:style-name="ch1">
        <chart:plot-area chart:style-name="ch2" table:cell-range-address="Arkusz1.N5:Arkusz1.V6" svg:x="0.26cm" svg:y="0.179cm" svg:width="12.497cm" svg:height="8.637cm">
          <chart:coordinate-region svg:x="0.406cm" svg:y="0.378cm" svg:width="12.257cm" svg:height="7.79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N6:Arkusz1.V6" chart:class="chart:scatter">
            <chart:domain table:cell-range-address="Arkusz1.N5:Arkusz1.V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-4">
                <text:p>-4</text:p>
                <draw:g>
                  <svg:desc>Arkusz1.N5:Arkusz1.V5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Wiersz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usz1.N6:Arkusz1.V6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4.82222222222222">
                <text:p>4.8222222222222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